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3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3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3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3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3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3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2019-09-17</text:p>
          </table:table-cell>
          <table:table-cell office:value-type="string">
            <text:p>Skip Perry</text:p>
          </table:table-cell>
          <table:table-cell office:value-type="float" office:value="663">
            <text:p>663</text:p>
          </table:table-cell>
        </table:table-row>
        <table:table-row table:style-name="ro3">
          <table:table-cell table:formula="of:=[.A220]" office:value-type="string" office:string-value="2019-09-17">
            <text:p>2019-09-17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221]" office:value-type="string" office:string-value="2019-09-17">
            <text:p>2019-09-17</text:p>
          </table:table-cell>
          <table:table-cell office:value-type="string">
            <text:p>Rajat Kansal</text:p>
          </table:table-cell>
          <table:table-cell office:value-type="float" office:value="562">
            <text:p>562</text:p>
          </table:table-cell>
        </table:table-row>
        <table:table-row table:style-name="ro3">
          <table:table-cell table:formula="of:=[.A222]" office:value-type="string" office:string-value="2019-09-17">
            <text:p>2019-09-17</text:p>
          </table:table-cell>
          <table:table-cell office:value-type="string">
            <text:p>Diogo Martini</text:p>
          </table:table-cell>
          <table:table-cell office:value-type="float" office:value="551">
            <text:p>551</text:p>
          </table:table-cell>
        </table:table-row>
        <table:table-row table:style-name="ro3">
          <table:table-cell table:formula="of:=[.A223]" office:value-type="string" office:string-value="2019-09-17">
            <text:p>2019-09-17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224]" office:value-type="string" office:string-value="2019-09-17">
            <text:p>2019-09-17</text:p>
          </table:table-cell>
          <table:table-cell office:value-type="string">
            <text:p>Patty West</text:p>
          </table:table-cell>
          <table:table-cell office:value-type="float" office:value="549">
            <text:p>549</text:p>
          </table:table-cell>
        </table:table-row>
        <table:table-row table:style-name="ro3">
          <table:table-cell table:formula="of:=[.A225]" office:value-type="string" office:string-value="2019-09-17">
            <text:p>2019-09-17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226]" office:value-type="string" office:string-value="2019-09-17">
            <text:p>2019-09-17</text:p>
          </table:table-cell>
          <table:table-cell office:value-type="string">
            <text:p>Jim Neale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227]" office:value-type="string" office:string-value="2019-09-17">
            <text:p>2019-09-17</text:p>
          </table:table-cell>
          <table:table-cell office:value-type="string">
            <text:p>Evan Burgess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8]" office:value-type="string" office:string-value="2019-09-17">
            <text:p>2019-09-17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9]" office:value-type="string" office:string-value="2019-09-17">
            <text:p>2019-09-17</text:p>
          </table:table-cell>
          <table:table-cell office:value-type="string">
            <text:p>Alvin Ho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0]" office:value-type="string" office:string-value="2019-09-17">
            <text:p>2019-09-17</text:p>
          </table:table-cell>
          <table:table-cell office:value-type="string">
            <text:p>Ryan Piage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1]" office:value-type="string" office:string-value="2019-09-17">
            <text:p>2019-09-17</text:p>
          </table:table-cell>
          <table:table-cell office:value-type="string">
            <text:p>Rene Deni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2]" office:value-type="string" office:string-value="2019-09-17">
            <text:p>2019-09-17</text:p>
          </table:table-cell>
          <table:table-cell office:value-type="string">
            <text:p>Tom Seymour DeGraffenried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3]" office:value-type="string" office:string-value="2019-09-17">
            <text:p>2019-09-17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234]" office:value-type="string" office:string-value="2019-09-17">
            <text:p>2019-09-17</text:p>
          </table:table-cell>
          <table:table-cell office:value-type="string">
            <text:p>Victor Ramos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235]" office:value-type="string" office:string-value="2019-09-17">
            <text:p>2019-09-17</text:p>
          </table:table-cell>
          <table:table-cell office:value-type="string">
            <text:p>Bob Simon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6]" office:value-type="string" office:string-value="2019-09-17">
            <text:p>2019-09-17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7]" office:value-type="string" office:string-value="2019-09-17">
            <text:p>2019-09-17</text:p>
          </table:table-cell>
          <table:table-cell office:value-type="string">
            <text:p>Dan Sorg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38]" office:value-type="string" office:string-value="2019-09-17">
            <text:p>2019-09-17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39]" office:value-type="string" office:string-value="2019-09-17">
            <text:p>2019-09-17</text:p>
          </table:table-cell>
          <table:table-cell office:value-type="string">
            <text:p>Noah Snyder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0]" office:value-type="string" office:string-value="2019-09-17">
            <text:p>2019-09-17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1]" office:value-type="string" office:string-value="2019-09-17">
            <text:p>2019-09-17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42]" office:value-type="string" office:string-value="2019-09-17">
            <text:p>2019-09-17</text:p>
          </table:table-cell>
          <table:table-cell office:value-type="string">
            <text:p>Eugene Fan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3]" office:value-type="string" office:string-value="2019-09-17">
            <text:p>2019-09-17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4]" office:value-type="string" office:string-value="2019-09-17">
            <text:p>2019-09-17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5]" office:value-type="string" office:string-value="2019-09-17">
            <text:p>2019-09-17</text:p>
          </table:table-cell>
          <table:table-cell office:value-type="string">
            <text:p>Jon Williams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6]" office:value-type="string" office:string-value="2019-09-17">
            <text:p>2019-09-17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7]" office:value-type="string" office:string-value="2019-09-17">
            <text:p>2019-09-17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8]" office:value-type="string" office:string-value="2019-09-17">
            <text:p>2019-09-17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9]" office:value-type="string" office:string-value="2019-09-17">
            <text:p>2019-09-17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250]" office:value-type="string" office:string-value="2019-09-17">
            <text:p>2019-09-17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251]" office:value-type="string" office:string-value="2019-09-17">
            <text:p>2019-09-17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52]" office:value-type="string" office:string-value="2019-09-17">
            <text:p>2019-09-17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3]" office:value-type="string" office:string-value="2019-09-17">
            <text:p>2019-09-17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4]" office:value-type="string" office:string-value="2019-09-17">
            <text:p>2019-09-17</text:p>
          </table:table-cell>
          <table:table-cell office:value-type="string">
            <text:p>Dave Wa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5]" office:value-type="string" office:string-value="2019-09-17">
            <text:p>2019-09-17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6]" office:value-type="string" office:string-value="2019-09-17">
            <text:p>2019-09-17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7]" office:value-type="string" office:string-value="2019-09-17">
            <text:p>2019-09-17</text:p>
          </table:table-cell>
          <table:table-cell office:value-type="string">
            <text:p>Ryan Robiso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8]" office:value-type="string" office:string-value="2019-09-17">
            <text:p>2019-09-17</text:p>
          </table:table-cell>
          <table:table-cell office:value-type="string">
            <text:p>Steven Peas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9]" office:value-type="string" office:string-value="2019-09-17">
            <text:p>2019-09-17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0]" office:value-type="string" office:string-value="2019-09-17">
            <text:p>2019-09-17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1]" office:value-type="string" office:string-value="2019-09-17">
            <text:p>2019-09-17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2]" office:value-type="string" office:string-value="2019-09-17">
            <text:p>2019-09-17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3]" office:value-type="string" office:string-value="2019-09-17">
            <text:p>2019-09-17</text:p>
          </table:table-cell>
          <table:table-cell office:value-type="string">
            <text:p>Bryant Labita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4]" office:value-type="string" office:string-value="2019-09-17">
            <text:p>2019-09-17</text:p>
          </table:table-cell>
          <table:table-cell office:value-type="string">
            <text:p>Buddy Gigue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5]" office:value-type="string" office:string-value="2019-09-17">
            <text:p>2019-09-17</text:p>
          </table:table-cell>
          <table:table-cell office:value-type="string">
            <text:p>Rick Bradford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6]" office:value-type="string" office:string-value="2019-09-17">
            <text:p>2019-09-17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7]" office:value-type="string" office:string-value="2019-09-17">
            <text:p>2019-09-17</text:p>
          </table:table-cell>
          <table:table-cell office:value-type="string">
            <text:p>Thom Mo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8]" office:value-type="string" office:string-value="2019-09-17">
            <text:p>2019-09-17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69]" office:value-type="string" office:string-value="2019-09-17">
            <text:p>2019-09-17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70]" office:value-type="string" office:string-value="2019-09-17">
            <text:p>2019-09-17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1]" office:value-type="string" office:string-value="2019-09-17">
            <text:p>2019-09-17</text:p>
          </table:table-cell>
          <table:table-cell office:value-type="string">
            <text:p>Mark Deal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2]" office:value-type="string" office:string-value="2019-09-17">
            <text:p>2019-09-17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3]" office:value-type="string" office:string-value="2019-09-17">
            <text:p>2019-09-17</text:p>
          </table:table-cell>
          <table:table-cell office:value-type="string">
            <text:p>Sam Khozinda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4]" office:value-type="string" office:string-value="2019-09-17">
            <text:p>2019-09-17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5]" office:value-type="string" office:string-value="2019-09-17">
            <text:p>2019-09-17</text:p>
          </table:table-cell>
          <table:table-cell office:value-type="string">
            <text:p>Rob Cosgriff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6]" office:value-type="string" office:string-value="2019-09-17">
            <text:p>2019-09-17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7]" office:value-type="string" office:string-value="2019-09-17">
            <text:p>2019-09-17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8]" office:value-type="string" office:string-value="2019-09-17">
            <text:p>2019-09-17</text:p>
          </table:table-cell>
          <table:table-cell office:value-type="string">
            <text:p>Dylan Pulli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9]" office:value-type="string" office:string-value="2019-09-17">
            <text:p>2019-09-17</text:p>
          </table:table-cell>
          <table:table-cell office:value-type="string">
            <text:p>Sebastian Jellema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80]" office:value-type="string" office:string-value="2019-09-17">
            <text:p>2019-09-17</text:p>
          </table:table-cell>
          <table:table-cell office:value-type="string">
            <text:p>Eric Gruttemeyer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1]" office:value-type="string" office:string-value="2019-09-17">
            <text:p>2019-09-17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2]" office:value-type="string" office:string-value="2019-09-17">
            <text:p>2019-09-17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3]" office:value-type="string" office:string-value="2019-09-17">
            <text:p>2019-09-17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4]" office:value-type="string" office:string-value="2019-09-17">
            <text:p>2019-09-17</text:p>
          </table:table-cell>
          <table:table-cell office:value-type="string">
            <text:p>Carlos Gonzal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5]" office:value-type="string" office:string-value="2019-09-17">
            <text:p>2019-09-17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6]" office:value-type="string" office:string-value="2019-09-17">
            <text:p>2019-09-17</text:p>
          </table:table-cell>
          <table:table-cell office:value-type="string">
            <text:p>Nima Gaadadsur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7]" office:value-type="string" office:string-value="2019-09-17">
            <text:p>2019-09-17</text:p>
          </table:table-cell>
          <table:table-cell office:value-type="string">
            <text:p>Tim Doyle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8]" office:value-type="string" office:string-value="2019-09-17">
            <text:p>2019-09-17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89]" office:value-type="string" office:string-value="2019-09-17">
            <text:p>2019-09-17</text:p>
          </table:table-cell>
          <table:table-cell office:value-type="string">
            <text:p>Jason Gilliland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0]" office:value-type="string" office:string-value="2019-09-17">
            <text:p>2019-09-17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1]" office:value-type="string" office:string-value="2019-09-17">
            <text:p>2019-09-17</text:p>
          </table:table-cell>
          <table:table-cell office:value-type="string">
            <text:p>Mark Sorens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2]" office:value-type="string" office:string-value="2019-09-17">
            <text:p>2019-09-17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3]" office:value-type="string" office:string-value="2019-09-17">
            <text:p>2019-09-17</text:p>
          </table:table-cell>
          <table:table-cell office:value-type="string">
            <text:p>Paul Martin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4]" office:value-type="string" office:string-value="2019-09-17">
            <text:p>2019-09-17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5]" office:value-type="string" office:string-value="2019-09-17">
            <text:p>2019-09-17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6]" office:value-type="string" office:string-value="2019-09-17">
            <text:p>2019-09-17</text:p>
          </table:table-cell>
          <table:table-cell office:value-type="string">
            <text:p>Ben Napil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7]" office:value-type="string" office:string-value="2019-09-17">
            <text:p>2019-09-17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8]" office:value-type="string" office:string-value="2019-09-17">
            <text:p>2019-09-17</text:p>
          </table:table-cell>
          <table:table-cell office:value-type="string">
            <text:p>Will Chadwick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9]" office:value-type="string" office:string-value="2019-09-17">
            <text:p>2019-09-17</text:p>
          </table:table-cell>
          <table:table-cell office:value-type="string">
            <text:p>Anthony Hydro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0]" office:value-type="string" office:string-value="2019-09-17">
            <text:p>2019-09-17</text:p>
          </table:table-cell>
          <table:table-cell office:value-type="string">
            <text:p>Huu Nguy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1]" office:value-type="string" office:string-value="2019-09-17">
            <text:p>2019-09-17</text:p>
          </table:table-cell>
          <table:table-cell office:value-type="string">
            <text:p>Ian Montbru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2]" office:value-type="string" office:string-value="2019-09-17">
            <text:p>2019-09-17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3]" office:value-type="string" office:string-value="2019-09-17">
            <text:p>2019-09-17</text:p>
          </table:table-cell>
          <table:table-cell office:value-type="string">
            <text:p>Leif Smith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4]" office:value-type="string" office:string-value="2019-09-17">
            <text:p>2019-09-17</text:p>
          </table:table-cell>
          <table:table-cell office:value-type="string">
            <text:p>Skinner Arteaga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5]" office:value-type="string" office:string-value="2019-09-17">
            <text:p>2019-09-17</text:p>
          </table:table-cell>
          <table:table-cell office:value-type="string">
            <text:p>Adam Bowle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6]" office:value-type="string" office:string-value="2019-09-17">
            <text:p>2019-09-17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7]" office:value-type="string" office:string-value="2019-09-17">
            <text:p>2019-09-17</text:p>
          </table:table-cell>
          <table:table-cell office:value-type="string">
            <text:p>Kunal Lakhan-P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8]" office:value-type="string" office:string-value="2019-09-17">
            <text:p>2019-09-17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09]" office:value-type="string" office:string-value="2019-09-17">
            <text:p>2019-09-17</text:p>
          </table:table-cell>
          <table:table-cell office:value-type="string">
            <text:p>Christopher Doornbo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0]" office:value-type="string" office:string-value="2019-09-17">
            <text:p>2019-09-17</text:p>
          </table:table-cell>
          <table:table-cell office:value-type="string">
            <text:p>Erik Proctor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1]" office:value-type="string" office:string-value="2019-09-17">
            <text:p>2019-09-17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2]" office:value-type="string" office:string-value="2019-09-17">
            <text:p>2019-09-17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3]" office:value-type="string" office:string-value="2019-09-17">
            <text:p>2019-09-17</text:p>
          </table:table-cell>
          <table:table-cell office:value-type="string">
            <text:p>Roy Lu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4]" office:value-type="string" office:string-value="2019-09-17">
            <text:p>2019-09-17</text:p>
          </table:table-cell>
          <table:table-cell office:value-type="string">
            <text:p>Roy Perkel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315]" office:value-type="string" office:string-value="2019-09-17">
            <text:p>2019-09-17</text:p>
          </table:table-cell>
          <table:table-cell office:value-type="string">
            <text:p>Robin McAlo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316]" office:value-type="string" office:string-value="2019-09-17">
            <text:p>2019-09-17</text:p>
          </table:table-cell>
          <table:table-cell office:value-type="string">
            <text:p>Christopher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7]" office:value-type="string" office:string-value="2019-09-17">
            <text:p>2019-09-17</text:p>
          </table:table-cell>
          <table:table-cell office:value-type="string">
            <text:p>Cindy Kim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8]" office:value-type="string" office:string-value="2019-09-17">
            <text:p>2019-09-17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9]" office:value-type="string" office:string-value="2019-09-17">
            <text:p>2019-09-17</text:p>
          </table:table-cell>
          <table:table-cell office:value-type="string">
            <text:p>Alex Mendes da Cost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0]" office:value-type="string" office:string-value="2019-09-17">
            <text:p>2019-09-17</text:p>
          </table:table-cell>
          <table:table-cell office:value-type="string">
            <text:p>Jason Buc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1]" office:value-type="string" office:string-value="2019-09-17">
            <text:p>2019-09-17</text:p>
          </table:table-cell>
          <table:table-cell office:value-type="string">
            <text:p>John McNult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2]" office:value-type="string" office:string-value="2019-09-17">
            <text:p>2019-09-17</text:p>
          </table:table-cell>
          <table:table-cell office:value-type="string">
            <text:p>Martin Smidak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3]" office:value-type="string" office:string-value="2019-09-17">
            <text:p>2019-09-17</text:p>
          </table:table-cell>
          <table:table-cell office:value-type="string">
            <text:p>Nick Giangreco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4]" office:value-type="string" office:string-value="2019-09-17">
            <text:p>2019-09-17</text:p>
          </table:table-cell>
          <table:table-cell office:value-type="string">
            <text:p>Rick Pott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5]" office:value-type="string" office:string-value="2019-09-17">
            <text:p>2019-09-17</text:p>
          </table:table-cell>
          <table:table-cell office:value-type="string">
            <text:p>Wade Hargrove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6]" office:value-type="string" office:string-value="2019-09-17">
            <text:p>2019-09-17</text:p>
          </table:table-cell>
          <table:table-cell office:value-type="string">
            <text:p>Antonio Herrera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7]" office:value-type="string" office:string-value="2019-09-17">
            <text:p>2019-09-17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8]" office:value-type="string" office:string-value="2019-09-17">
            <text:p>2019-09-17</text:p>
          </table:table-cell>
          <table:table-cell office:value-type="string">
            <text:p>Max Sanch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9]" office:value-type="string" office:string-value="2019-09-17">
            <text:p>2019-09-17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30]" office:value-type="string" office:string-value="2019-09-17">
            <text:p>2019-09-17</text:p>
          </table:table-cell>
          <table:table-cell office:value-type="string">
            <text:p>Brad Shewmak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1]" office:value-type="string" office:string-value="2019-09-17">
            <text:p>2019-09-17</text:p>
          </table:table-cell>
          <table:table-cell office:value-type="string">
            <text:p>Carlos Rodrigue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2]" office:value-type="string" office:string-value="2019-09-17">
            <text:p>2019-09-17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3]" office:value-type="string" office:string-value="2019-09-17">
            <text:p>2019-09-17</text:p>
          </table:table-cell>
          <table:table-cell office:value-type="string">
            <text:p>Nithin Tharakan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4]" office:value-type="string" office:string-value="2019-09-17">
            <text:p>2019-09-17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5]" office:value-type="string" office:string-value="2019-09-17">
            <text:p>2019-09-17</text:p>
          </table:table-cell>
          <table:table-cell office:value-type="string">
            <text:p>Mika Ker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6]" office:value-type="string" office:string-value="2019-09-17">
            <text:p>2019-09-17</text:p>
          </table:table-cell>
          <table:table-cell office:value-type="string">
            <text:p>Scott Marfield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7]" office:value-type="string" office:string-value="2019-09-17">
            <text:p>2019-09-17</text:p>
          </table:table-cell>
          <table:table-cell office:value-type="string">
            <text:p>Thomas Messe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8]" office:value-type="string" office:string-value="2019-09-17">
            <text:p>2019-09-17</text:p>
          </table:table-cell>
          <table:table-cell office:value-type="string">
            <text:p>Greg Wee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39]" office:value-type="string" office:string-value="2019-09-17">
            <text:p>2019-09-17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0]" office:value-type="string" office:string-value="2019-09-17">
            <text:p>2019-09-17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1]" office:value-type="string" office:string-value="2019-09-17">
            <text:p>2019-09-17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2]" office:value-type="string" office:string-value="2019-09-17">
            <text:p>2019-09-17</text:p>
          </table:table-cell>
          <table:table-cell office:value-type="string">
            <text:p>Kelvin Chung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3]" office:value-type="string" office:string-value="2019-09-17">
            <text:p>2019-09-17</text:p>
          </table:table-cell>
          <table:table-cell office:value-type="string">
            <text:p>Walt Bartas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4]" office:value-type="string" office:string-value="2019-09-17">
            <text:p>2019-09-17</text:p>
          </table:table-cell>
          <table:table-cell office:value-type="string">
            <text:p>Matt Paul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345]" office:value-type="string" office:string-value="2019-09-17">
            <text:p>2019-09-17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6]" office:value-type="string" office:string-value="2019-09-17">
            <text:p>2019-09-17</text:p>
          </table:table-cell>
          <table:table-cell office:value-type="string">
            <text:p>Caleb Christia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7]" office:value-type="string" office:string-value="2019-09-17">
            <text:p>2019-09-17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8]" office:value-type="string" office:string-value="2019-09-17">
            <text:p>2019-09-17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49]" office:value-type="string" office:string-value="2019-09-17">
            <text:p>2019-09-17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0]" office:value-type="string" office:string-value="2019-09-17">
            <text:p>2019-09-17</text:p>
          </table:table-cell>
          <table:table-cell office:value-type="string">
            <text:p>John Frak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1]" office:value-type="string" office:string-value="2019-09-17">
            <text:p>2019-09-17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2]" office:value-type="string" office:string-value="2019-09-17">
            <text:p>2019-09-17</text:p>
          </table:table-cell>
          <table:table-cell office:value-type="string">
            <text:p>Salvador Miranda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3]" office:value-type="string" office:string-value="2019-09-17">
            <text:p>2019-09-17</text:p>
          </table:table-cell>
          <table:table-cell office:value-type="string">
            <text:p>Doug Johns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4]" office:value-type="string" office:string-value="2019-09-17">
            <text:p>2019-09-17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5]" office:value-type="string" office:string-value="2019-09-17">
            <text:p>2019-09-17</text:p>
          </table:table-cell>
          <table:table-cell office:value-type="string">
            <text:p>Juan Carlos Buenrostr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6]" office:value-type="string" office:string-value="2019-09-17">
            <text:p>2019-09-17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7]" office:value-type="string" office:string-value="2019-09-17">
            <text:p>2019-09-17</text:p>
          </table:table-cell>
          <table:table-cell office:value-type="string">
            <text:p>Perry Lo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8]" office:value-type="string" office:string-value="2019-09-17">
            <text:p>2019-09-17</text:p>
          </table:table-cell>
          <table:table-cell office:value-type="string">
            <text:p>Eric Kalis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59]" office:value-type="string" office:string-value="2019-09-17">
            <text:p>2019-09-17</text:p>
          </table:table-cell>
          <table:table-cell office:value-type="string">
            <text:p>Henry Vazquez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60]" office:value-type="string" office:string-value="2019-09-17">
            <text:p>2019-09-17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1]" office:value-type="string" office:string-value="2019-09-17">
            <text:p>2019-09-17</text:p>
          </table:table-cell>
          <table:table-cell office:value-type="string">
            <text:p>Lawrence Le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2]" office:value-type="string" office:string-value="2019-09-17">
            <text:p>2019-09-17</text:p>
          </table:table-cell>
          <table:table-cell office:value-type="string">
            <text:p>Phillip Romano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3]" office:value-type="string" office:string-value="2019-09-17">
            <text:p>2019-09-17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4]" office:value-type="string" office:string-value="2019-09-17">
            <text:p>2019-09-17</text:p>
          </table:table-cell>
          <table:table-cell office:value-type="string">
            <text:p>Austin Kels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5]" office:value-type="string" office:string-value="2019-09-17">
            <text:p>2019-09-17</text:p>
          </table:table-cell>
          <table:table-cell office:value-type="string">
            <text:p>LanAhn Kerr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6]" office:value-type="string" office:string-value="2019-09-17">
            <text:p>2019-09-17</text:p>
          </table:table-cell>
          <table:table-cell office:value-type="string">
            <text:p>Peter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7]" office:value-type="string" office:string-value="2019-09-17">
            <text:p>2019-09-17</text:p>
          </table:table-cell>
          <table:table-cell office:value-type="string">
            <text:p>Troy Brunet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8]" office:value-type="string" office:string-value="2019-09-17">
            <text:p>2019-09-17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69]" office:value-type="string" office:string-value="2019-09-17">
            <text:p>2019-09-17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0]" office:value-type="string" office:string-value="2019-09-17">
            <text:p>2019-09-17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1]" office:value-type="string" office:string-value="2019-09-17">
            <text:p>2019-09-17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2]" office:value-type="string" office:string-value="2019-09-17">
            <text:p>2019-09-17</text:p>
          </table:table-cell>
          <table:table-cell office:value-type="string">
            <text:p>Todd Emm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3]" office:value-type="string" office:string-value="2019-09-17">
            <text:p>2019-09-17</text:p>
          </table:table-cell>
          <table:table-cell office:value-type="string">
            <text:p>Kurt Weitzman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4]" office:value-type="string" office:string-value="2019-09-17">
            <text:p>2019-09-17</text:p>
          </table:table-cell>
          <table:table-cell office:value-type="string">
            <text:p>Mar Ronquill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5]" office:value-type="string" office:string-value="2019-09-17">
            <text:p>2019-09-17</text:p>
          </table:table-cell>
          <table:table-cell office:value-type="string">
            <text:p>Bryan Hoff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6]" office:value-type="string" office:string-value="2019-09-17">
            <text:p>2019-09-17</text:p>
          </table:table-cell>
          <table:table-cell office:value-type="string">
            <text:p>Casey O'Neill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7]" office:value-type="string" office:string-value="2019-09-17">
            <text:p>2019-09-17</text:p>
          </table:table-cell>
          <table:table-cell office:value-type="string">
            <text:p>Jocelyn Angeles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8]" office:value-type="string" office:string-value="2019-09-17">
            <text:p>2019-09-17</text:p>
          </table:table-cell>
          <table:table-cell office:value-type="string">
            <text:p>Julian Ostrow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9]" office:value-type="string" office:string-value="2019-09-17">
            <text:p>2019-09-17</text:p>
          </table:table-cell>
          <table:table-cell office:value-type="string">
            <text:p>Mathieu Guglielmi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80]" office:value-type="string" office:string-value="2019-09-17">
            <text:p>2019-09-17</text:p>
          </table:table-cell>
          <table:table-cell office:value-type="string">
            <text:p>Lorax Stalt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1]" office:value-type="string" office:string-value="2019-09-17">
            <text:p>2019-09-17</text:p>
          </table:table-cell>
          <table:table-cell office:value-type="string">
            <text:p>Ozzie Orozc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2]" office:value-type="string" office:string-value="2019-09-17">
            <text:p>2019-09-17</text:p>
          </table:table-cell>
          <table:table-cell office:value-type="string">
            <text:p>NIck Chackel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383]" office:value-type="string" office:string-value="2019-09-17">
            <text:p>2019-09-17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384]" office:value-type="string" office:string-value="2019-09-17">
            <text:p>2019-09-17</text:p>
          </table:table-cell>
          <table:table-cell office:value-type="string">
            <text:p>Keith Dem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5]" office:value-type="string" office:string-value="2019-09-17">
            <text:p>2019-09-17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6]" office:value-type="string" office:string-value="2019-09-17">
            <text:p>2019-09-17</text:p>
          </table:table-cell>
          <table:table-cell office:value-type="string">
            <text:p>Bernie Herschbei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387]" office:value-type="string" office:string-value="2019-09-17">
            <text:p>2019-09-17</text:p>
          </table:table-cell>
          <table:table-cell office:value-type="string">
            <text:p>Jocelyn Rose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8]" office:value-type="string" office:string-value="2019-09-17">
            <text:p>2019-09-17</text:p>
          </table:table-cell>
          <table:table-cell office:value-type="string">
            <text:p>Savonna Hasso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9]" office:value-type="string" office:string-value="2019-09-17">
            <text:p>2019-09-17</text:p>
          </table:table-cell>
          <table:table-cell office:value-type="string">
            <text:p>Steven Chamberlai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90]" office:value-type="string" office:string-value="2019-09-17">
            <text:p>2019-09-17</text:p>
          </table:table-cell>
          <table:table-cell office:value-type="string">
            <text:p>Greg Mickla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391]" office:value-type="string" office:string-value="2019-09-17">
            <text:p>2019-09-17</text:p>
          </table:table-cell>
          <table:table-cell office:value-type="string">
            <text:p>Bob Schnatterly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2]" office:value-type="string" office:string-value="2019-09-17">
            <text:p>2019-09-17</text:p>
          </table:table-cell>
          <table:table-cell office:value-type="string">
            <text:p>Emily Adam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3]" office:value-type="string" office:string-value="2019-09-17">
            <text:p>2019-09-17</text:p>
          </table:table-cell>
          <table:table-cell office:value-type="string">
            <text:p>Nathan Davi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4]" office:value-type="string" office:string-value="2019-09-17">
            <text:p>2019-09-17</text:p>
          </table:table-cell>
          <table:table-cell office:value-type="string">
            <text:p>Buddy Jacque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395]" office:value-type="string" office:string-value="2019-09-17">
            <text:p>2019-09-17</text:p>
          </table:table-cell>
          <table:table-cell office:value-type="string">
            <text:p>Malcolm King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396]" office:value-type="string" office:string-value="2019-09-17">
            <text:p>2019-09-17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7]" office:value-type="string" office:string-value="2019-09-17">
            <text:p>2019-09-17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8]" office:value-type="string" office:string-value="2019-09-17">
            <text:p>2019-09-17</text:p>
          </table:table-cell>
          <table:table-cell office:value-type="string">
            <text:p>Michael Bouey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399]" office:value-type="string" office:string-value="2019-09-17">
            <text:p>2019-09-17</text:p>
          </table:table-cell>
          <table:table-cell office:value-type="string">
            <text:p>Austin Da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400]" office:value-type="string" office:string-value="2019-09-17">
            <text:p>2019-09-17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401]" office:value-type="string" office:string-value="2019-09-17">
            <text:p>2019-09-17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402]" office:value-type="string" office:string-value="2019-09-17">
            <text:p>2019-09-17</text:p>
          </table:table-cell>
          <table:table-cell office:value-type="string">
            <text:p>Noel Alpin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403]" office:value-type="string" office:string-value="2019-09-17">
            <text:p>2019-09-17</text:p>
          </table:table-cell>
          <table:table-cell office:value-type="string">
            <text:p>John Putnam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404]" office:value-type="string" office:string-value="2019-09-17">
            <text:p>2019-09-17</text:p>
          </table:table-cell>
          <table:table-cell office:value-type="string">
            <text:p>Patrick Hunt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405]" office:value-type="string" office:string-value="2019-09-17">
            <text:p>2019-09-17</text:p>
          </table:table-cell>
          <table:table-cell office:value-type="string">
            <text:p>Ian Joll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406]" office:value-type="string" office:string-value="2019-09-17">
            <text:p>2019-09-17</text:p>
          </table:table-cell>
          <table:table-cell office:value-type="string">
            <text:p>Joina Lia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7]" office:value-type="string" office:string-value="2019-09-17">
            <text:p>2019-09-17</text:p>
          </table:table-cell>
          <table:table-cell office:value-type="string">
            <text:p>Zeon Kitchiner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8]" office:value-type="string" office:string-value="2019-09-17">
            <text:p>2019-09-17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409]" office:value-type="string" office:string-value="2019-09-17">
            <text:p>2019-09-17</text:p>
          </table:table-cell>
          <table:table-cell office:value-type="string">
            <text:p>Alice Davi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0]" office:value-type="string" office:string-value="2019-09-17">
            <text:p>2019-09-17</text:p>
          </table:table-cell>
          <table:table-cell office:value-type="string">
            <text:p>Gerald Borja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1]" office:value-type="string" office:string-value="2019-09-17">
            <text:p>2019-09-17</text:p>
          </table:table-cell>
          <table:table-cell office:value-type="string">
            <text:p>Rodney Zarnegar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412]" office:value-type="string" office:string-value="2019-09-17">
            <text:p>2019-09-17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413]" office:value-type="string" office:string-value="2019-09-17">
            <text:p>2019-09-17</text:p>
          </table:table-cell>
          <table:table-cell office:value-type="string">
            <text:p>Simone Manganelli</text:p>
          </table:table-cell>
          <table:table-cell office:value-type="float" office:value="428">
            <text:p>428</text:p>
          </table:table-cell>
        </table:table-row>
        <table:table-row table:style-name="ro3">
          <table:table-cell table:formula="of:=[.A414]" office:value-type="string" office:string-value="2019-09-17">
            <text:p>2019-09-17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415]" office:value-type="string" office:string-value="2019-09-17">
            <text:p>2019-09-17</text:p>
          </table:table-cell>
          <table:table-cell office:value-type="string">
            <text:p>Cristina Urreaga</text:p>
          </table:table-cell>
          <table:table-cell office:value-type="float" office:value="418">
            <text:p>418</text:p>
          </table:table-cell>
        </table:table-row>
        <table:table-row table:style-name="ro3">
          <table:table-cell table:formula="of:=[.A416]" office:value-type="string" office:string-value="2019-09-17">
            <text:p>2019-09-17</text:p>
          </table:table-cell>
          <table:table-cell office:value-type="string">
            <text:p>Sandra Davis</text:p>
          </table:table-cell>
          <table:table-cell office:value-type="float" office:value="407">
            <text:p>407</text:p>
          </table:table-cell>
        </table:table-row>
        <table:table-row table:style-name="ro3">
          <table:table-cell table:formula="of:=[.A417]" office:value-type="string" office:string-value="2019-09-17">
            <text:p>2019-09-17</text:p>
          </table:table-cell>
          <table:table-cell office:value-type="string">
            <text:p>Danny Mulla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8]" office:value-type="string" office:string-value="2019-09-17">
            <text:p>2019-09-17</text:p>
          </table:table-cell>
          <table:table-cell office:value-type="string">
            <text:p>Jaime Dizo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9]" office:value-type="string" office:string-value="2019-09-17">
            <text:p>2019-09-17</text:p>
          </table:table-cell>
          <table:table-cell office:value-type="string">
            <text:p>Trish Gardner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420]" office:value-type="string" office:string-value="2019-09-17">
            <text:p>2019-09-17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1]" office:value-type="string" office:string-value="2019-09-17">
            <text:p>2019-09-17</text:p>
          </table:table-cell>
          <table:table-cell office:value-type="string">
            <text:p>Travis Yalup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2]" office:value-type="string" office:string-value="2019-09-17">
            <text:p>2019-09-17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423]" office:value-type="string" office:string-value="2019-09-17">
            <text:p>2019-09-17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424]" office:value-type="string" office:string-value="2019-09-17">
            <text:p>2019-09-17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425]" office:value-type="string" office:string-value="2019-09-17">
            <text:p>2019-09-17</text:p>
          </table:table-cell>
          <table:table-cell office:value-type="string">
            <text:p>Stern Montoya</text:p>
          </table:table-cell>
          <table:table-cell office:value-type="float" office:value="381">
            <text:p>381</text:p>
          </table:table-cell>
        </table:table-row>
        <table:table-row table:style-name="ro3">
          <table:table-cell table:formula="of:=[.A426]" office:value-type="string" office:string-value="2019-09-17">
            <text:p>2019-09-17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7]" office:value-type="string" office:string-value="2019-09-17">
            <text:p>2019-09-17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8]" office:value-type="string" office:string-value="2019-09-17">
            <text:p>2019-09-17</text:p>
          </table:table-cell>
          <table:table-cell office:value-type="string">
            <text:p>Travis Santos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table:formula="of:=[.A429]" office:value-type="string" office:string-value="2019-09-17">
            <text:p>2019-09-17</text:p>
          </table:table-cell>
          <table:table-cell office:value-type="string">
            <text:p>Patrick Picard</text:p>
          </table:table-cell>
          <table:table-cell office:value-type="float" office:value="323">
            <text:p>323</text:p>
          </table:table-cell>
        </table:table-row>
        <table:table-row table:style-name="ro3">
          <table:table-cell table:formula="of:=[.A430]" office:value-type="string" office:string-value="2019-09-17">
            <text:p>2019-09-17</text:p>
          </table:table-cell>
          <table:table-cell office:value-type="string">
            <text:p>Annabelle Cabuhat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table:formula="of:=[.A431]" office:value-type="string" office:string-value="2019-09-17">
            <text:p>2019-09-17</text:p>
          </table:table-cell>
          <table:table-cell office:value-type="string">
            <text:p>David Norris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table:formula="of:=[.A432]" office:value-type="string" office:string-value="2019-09-17">
            <text:p>2019-09-17</text:p>
          </table:table-cell>
          <table:table-cell office:value-type="string">
            <text:p>Joan Pettijohn</text:p>
          </table:table-cell>
          <table:table-cell office:value-type="float" office:value="279">
            <text:p>279</text:p>
          </table:table-cell>
        </table:table-row>
        <table:table-row table:style-name="ro3">
          <table:table-cell table:formula="of:=[.A433]" office:value-type="string" office:string-value="2019-09-17">
            <text:p>2019-09-17</text:p>
          </table:table-cell>
          <table:table-cell office:value-type="string">
            <text:p>Sharon Yencharis</text:p>
          </table:table-cell>
          <table:table-cell office:value-type="float" office:value="228">
            <text:p>228</text:p>
          </table:table-cell>
        </table:table-row>
        <table:table-row table:style-name="ro3">
          <table:table-cell table:formula="of:=[.A434]" office:value-type="string" office:string-value="2019-09-17">
            <text:p>2019-09-17</text:p>
          </table:table-cell>
          <table:table-cell office:value-type="string">
            <text:p>Alex Peralta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 table:formula="of:=[.A435]" office:value-type="string" office:string-value="2019-09-17">
            <text:p>2019-09-17</text:p>
          </table:table-cell>
          <table:table-cell office:value-type="string">
            <text:p>Jules Tanseco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436]" office:value-type="string" office:string-value="2019-09-17">
            <text:p>2019-09-17</text:p>
          </table:table-cell>
          <table:table-cell office:value-type="string">
            <text:p>Tetyana Swann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formula="of:=[.A437]" office:value-type="string" office:string-value="2019-09-17">
            <text:p>2019-09-17</text:p>
          </table:table-cell>
          <table:table-cell office:value-type="string">
            <text:p>Levon Sanossian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string">
            <text:p>2019-09-24</text:p>
          </table:table-cell>
          <table:table-cell office:value-type="string">
            <text:p>Skip Perry</text:p>
          </table:table-cell>
          <table:table-cell office:value-type="float" office:value="629">
            <text:p>629</text:p>
          </table:table-cell>
        </table:table-row>
        <table:table-row table:style-name="ro3">
          <table:table-cell table:formula="of:=[.A439]" office:value-type="string" office:string-value="2019-09-24">
            <text:p>2019-09-24</text:p>
          </table:table-cell>
          <table:table-cell office:value-type="string">
            <text:p>Mike Maxwell</text:p>
          </table:table-cell>
          <table:table-cell office:value-type="float" office:value="569">
            <text:p>569</text:p>
          </table:table-cell>
        </table:table-row>
        <table:table-row table:style-name="ro3">
          <table:table-cell table:formula="of:=[.A440]" office:value-type="string" office:string-value="2019-09-24">
            <text:p>2019-09-24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441]" office:value-type="string" office:string-value="2019-09-24">
            <text:p>2019-09-24</text:p>
          </table:table-cell>
          <table:table-cell office:value-type="string">
            <text:p>Evan Burgess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442]" office:value-type="string" office:string-value="2019-09-24">
            <text:p>2019-09-24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table:formula="of:=[.A443]" office:value-type="string" office:string-value="2019-09-24">
            <text:p>2019-09-24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444]" office:value-type="string" office:string-value="2019-09-24">
            <text:p>2019-09-24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445]" office:value-type="string" office:string-value="2019-09-24">
            <text:p>2019-09-24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6]" office:value-type="string" office:string-value="2019-09-24">
            <text:p>2019-09-24</text:p>
          </table:table-cell>
          <table:table-cell office:value-type="string">
            <text:p>Jim Neale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7]" office:value-type="string" office:string-value="2019-09-24">
            <text:p>2019-09-24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8]" office:value-type="string" office:string-value="2019-09-24">
            <text:p>2019-09-24</text:p>
          </table:table-cell>
          <table:table-cell office:value-type="string">
            <text:p>Tom Seymour DeGraffenried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9]" office:value-type="string" office:string-value="2019-09-24">
            <text:p>2019-09-24</text:p>
          </table:table-cell>
          <table:table-cell office:value-type="string">
            <text:p>Ryan Piaget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0]" office:value-type="string" office:string-value="2019-09-24">
            <text:p>2019-09-24</text:p>
          </table:table-cell>
          <table:table-cell office:value-type="string">
            <text:p>Victor Ramo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1]" office:value-type="string" office:string-value="2019-09-24">
            <text:p>2019-09-24</text:p>
          </table:table-cell>
          <table:table-cell office:value-type="string">
            <text:p>Rajat Kansal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452]" office:value-type="string" office:string-value="2019-09-24">
            <text:p>2019-09-24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453]" office:value-type="string" office:string-value="2019-09-24">
            <text:p>2019-09-24</text:p>
          </table:table-cell>
          <table:table-cell office:value-type="string">
            <text:p>Bob Simon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table:formula="of:=[.A454]" office:value-type="string" office:string-value="2019-09-24">
            <text:p>2019-09-24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455]" office:value-type="string" office:string-value="2019-09-24">
            <text:p>2019-09-24</text:p>
          </table:table-cell>
          <table:table-cell office:value-type="string">
            <text:p>Noah Snyder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6]" office:value-type="string" office:string-value="2019-09-24">
            <text:p>2019-09-24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7]" office:value-type="string" office:string-value="2019-09-24">
            <text:p>2019-09-24</text:p>
          </table:table-cell>
          <table:table-cell office:value-type="string">
            <text:p>Chris Kline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8]" office:value-type="string" office:string-value="2019-09-24">
            <text:p>2019-09-24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9]" office:value-type="string" office:string-value="2019-09-24">
            <text:p>2019-09-24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0]" office:value-type="string" office:string-value="2019-09-24">
            <text:p>2019-09-24</text:p>
          </table:table-cell>
          <table:table-cell office:value-type="string">
            <text:p>Ben Gree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1]" office:value-type="string" office:string-value="2019-09-24">
            <text:p>2019-09-24</text:p>
          </table:table-cell>
          <table:table-cell office:value-type="string">
            <text:p>Chris DuCoing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2]" office:value-type="string" office:string-value="2019-09-24">
            <text:p>2019-09-24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3]" office:value-type="string" office:string-value="2019-09-24">
            <text:p>2019-09-24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4]" office:value-type="string" office:string-value="2019-09-24">
            <text:p>2019-09-24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5]" office:value-type="string" office:string-value="2019-09-24">
            <text:p>2019-09-24</text:p>
          </table:table-cell>
          <table:table-cell office:value-type="string">
            <text:p>Jon Williams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466]" office:value-type="string" office:string-value="2019-09-24">
            <text:p>2019-09-24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467]" office:value-type="string" office:string-value="2019-09-24">
            <text:p>2019-09-24</text:p>
          </table:table-cell>
          <table:table-cell office:value-type="string">
            <text:p>Dan Sorg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8]" office:value-type="string" office:string-value="2019-09-24">
            <text:p>2019-09-24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9]" office:value-type="string" office:string-value="2019-09-24">
            <text:p>2019-09-24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0]" office:value-type="string" office:string-value="2019-09-24">
            <text:p>2019-09-24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1]" office:value-type="string" office:string-value="2019-09-24">
            <text:p>2019-09-24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2]" office:value-type="string" office:string-value="2019-09-24">
            <text:p>2019-09-24</text:p>
          </table:table-cell>
          <table:table-cell office:value-type="string">
            <text:p>Steven Pease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3]" office:value-type="string" office:string-value="2019-09-24">
            <text:p>2019-09-24</text:p>
          </table:table-cell>
          <table:table-cell office:value-type="string">
            <text:p>Nick Radfo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4]" office:value-type="string" office:string-value="2019-09-24">
            <text:p>2019-09-24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5]" office:value-type="string" office:string-value="2019-09-24">
            <text:p>2019-09-24</text:p>
          </table:table-cell>
          <table:table-cell office:value-type="string">
            <text:p>Paul Kroh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6]" office:value-type="string" office:string-value="2019-09-24">
            <text:p>2019-09-24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7]" office:value-type="string" office:string-value="2019-09-24">
            <text:p>2019-09-24</text:p>
          </table:table-cell>
          <table:table-cell office:value-type="string">
            <text:p>Adam Moor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8]" office:value-type="string" office:string-value="2019-09-24">
            <text:p>2019-09-24</text:p>
          </table:table-cell>
          <table:table-cell office:value-type="string">
            <text:p>Paul McCu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9]" office:value-type="string" office:string-value="2019-09-24">
            <text:p>2019-09-24</text:p>
          </table:table-cell>
          <table:table-cell office:value-type="string">
            <text:p>Ryan Robiso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0]" office:value-type="string" office:string-value="2019-09-24">
            <text:p>2019-09-24</text:p>
          </table:table-cell>
          <table:table-cell office:value-type="string">
            <text:p>Isaac Won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1]" office:value-type="string" office:string-value="2019-09-24">
            <text:p>2019-09-24</text:p>
          </table:table-cell>
          <table:table-cell office:value-type="string">
            <text:p>Malav Shah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2]" office:value-type="string" office:string-value="2019-09-24">
            <text:p>2019-09-24</text:p>
          </table:table-cell>
          <table:table-cell office:value-type="string">
            <text:p>RIck Mariani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3]" office:value-type="string" office:string-value="2019-09-24">
            <text:p>2019-09-24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4]" office:value-type="string" office:string-value="2019-09-24">
            <text:p>2019-09-24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5]" office:value-type="string" office:string-value="2019-09-24">
            <text:p>2019-09-24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6]" office:value-type="string" office:string-value="2019-09-24">
            <text:p>2019-09-24</text:p>
          </table:table-cell>
          <table:table-cell office:value-type="string">
            <text:p>Buddy Giguer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7]" office:value-type="string" office:string-value="2019-09-24">
            <text:p>2019-09-24</text:p>
          </table:table-cell>
          <table:table-cell office:value-type="string">
            <text:p>Dave Wa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8]" office:value-type="string" office:string-value="2019-09-24">
            <text:p>2019-09-24</text:p>
          </table:table-cell>
          <table:table-cell office:value-type="string">
            <text:p>Thom Moyer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9]" office:value-type="string" office:string-value="2019-09-24">
            <text:p>2019-09-24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0]" office:value-type="string" office:string-value="2019-09-24">
            <text:p>2019-09-24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1]" office:value-type="string" office:string-value="2019-09-24">
            <text:p>2019-09-24</text:p>
          </table:table-cell>
          <table:table-cell office:value-type="string">
            <text:p>Rick Bradford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2]" office:value-type="string" office:string-value="2019-09-24">
            <text:p>2019-09-24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3]" office:value-type="string" office:string-value="2019-09-24">
            <text:p>2019-09-24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4]" office:value-type="string" office:string-value="2019-09-24">
            <text:p>2019-09-24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5]" office:value-type="string" office:string-value="2019-09-24">
            <text:p>2019-09-24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6]" office:value-type="string" office:string-value="2019-09-24">
            <text:p>2019-09-24</text:p>
          </table:table-cell>
          <table:table-cell office:value-type="string">
            <text:p>Eric Gruttemey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7]" office:value-type="string" office:string-value="2019-09-24">
            <text:p>2019-09-24</text:p>
          </table:table-cell>
          <table:table-cell office:value-type="string">
            <text:p>Rob Cosgriff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8]" office:value-type="string" office:string-value="2019-09-24">
            <text:p>2019-09-24</text:p>
          </table:table-cell>
          <table:table-cell office:value-type="string">
            <text:p>Vijay Alexand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9]" office:value-type="string" office:string-value="2019-09-24">
            <text:p>2019-09-24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0]" office:value-type="string" office:string-value="2019-09-24">
            <text:p>2019-09-24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1]" office:value-type="string" office:string-value="2019-09-24">
            <text:p>2019-09-24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2]" office:value-type="string" office:string-value="2019-09-24">
            <text:p>2019-09-24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3]" office:value-type="string" office:string-value="2019-09-24">
            <text:p>2019-09-24</text:p>
          </table:table-cell>
          <table:table-cell office:value-type="string">
            <text:p>Will Chadwick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4]" office:value-type="string" office:string-value="2019-09-24">
            <text:p>2019-09-24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5]" office:value-type="string" office:string-value="2019-09-24">
            <text:p>2019-09-24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6]" office:value-type="string" office:string-value="2019-09-24">
            <text:p>2019-09-24</text:p>
          </table:table-cell>
          <table:table-cell office:value-type="string">
            <text:p>Ian Montbru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7]" office:value-type="string" office:string-value="2019-09-24">
            <text:p>2019-09-24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8]" office:value-type="string" office:string-value="2019-09-24">
            <text:p>2019-09-24</text:p>
          </table:table-cell>
          <table:table-cell office:value-type="string">
            <text:p>Nima Gaadadsur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9]" office:value-type="string" office:string-value="2019-09-24">
            <text:p>2019-09-24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0]" office:value-type="string" office:string-value="2019-09-24">
            <text:p>2019-09-24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1]" office:value-type="string" office:string-value="2019-09-24">
            <text:p>2019-09-24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512]" office:value-type="string" office:string-value="2019-09-24">
            <text:p>2019-09-24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3]" office:value-type="string" office:string-value="2019-09-24">
            <text:p>2019-09-24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4]" office:value-type="string" office:string-value="2019-09-24">
            <text:p>2019-09-24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5]" office:value-type="string" office:string-value="2019-09-24">
            <text:p>2019-09-24</text:p>
          </table:table-cell>
          <table:table-cell office:value-type="string">
            <text:p>Dylan Pulliam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6]" office:value-type="string" office:string-value="2019-09-24">
            <text:p>2019-09-24</text:p>
          </table:table-cell>
          <table:table-cell office:value-type="string">
            <text:p>Huu Nguy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7]" office:value-type="string" office:string-value="2019-09-24">
            <text:p>2019-09-24</text:p>
          </table:table-cell>
          <table:table-cell office:value-type="string">
            <text:p>Mark Sorens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8]" office:value-type="string" office:string-value="2019-09-24">
            <text:p>2019-09-24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9]" office:value-type="string" office:string-value="2019-09-24">
            <text:p>2019-09-24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0]" office:value-type="string" office:string-value="2019-09-24">
            <text:p>2019-09-24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1]" office:value-type="string" office:string-value="2019-09-24">
            <text:p>2019-09-24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2]" office:value-type="string" office:string-value="2019-09-24">
            <text:p>2019-09-24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3]" office:value-type="string" office:string-value="2019-09-24">
            <text:p>2019-09-24</text:p>
          </table:table-cell>
          <table:table-cell office:value-type="string">
            <text:p>Adam Bowley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4]" office:value-type="string" office:string-value="2019-09-24">
            <text:p>2019-09-24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5]" office:value-type="string" office:string-value="2019-09-24">
            <text:p>2019-09-24</text:p>
          </table:table-cell>
          <table:table-cell office:value-type="string">
            <text:p>Cindy Kim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6]" office:value-type="string" office:string-value="2019-09-24">
            <text:p>2019-09-24</text:p>
          </table:table-cell>
          <table:table-cell office:value-type="string">
            <text:p>Kunal Lakhan-Pa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7]" office:value-type="string" office:string-value="2019-09-24">
            <text:p>2019-09-24</text:p>
          </table:table-cell>
          <table:table-cell office:value-type="string">
            <text:p>Anthony Hydr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8]" office:value-type="string" office:string-value="2019-09-24">
            <text:p>2019-09-24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9]" office:value-type="string" office:string-value="2019-09-24">
            <text:p>2019-09-24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0]" office:value-type="string" office:string-value="2019-09-24">
            <text:p>2019-09-24</text:p>
          </table:table-cell>
          <table:table-cell office:value-type="string">
            <text:p>Robin McAlo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1]" office:value-type="string" office:string-value="2019-09-24">
            <text:p>2019-09-24</text:p>
          </table:table-cell>
          <table:table-cell office:value-type="string">
            <text:p>Roy Lu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2]" office:value-type="string" office:string-value="2019-09-24">
            <text:p>2019-09-24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533]" office:value-type="string" office:string-value="2019-09-24">
            <text:p>2019-09-24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4]" office:value-type="string" office:string-value="2019-09-24">
            <text:p>2019-09-24</text:p>
          </table:table-cell>
          <table:table-cell office:value-type="string">
            <text:p>Carlos Gonzal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5]" office:value-type="string" office:string-value="2019-09-24">
            <text:p>2019-09-24</text:p>
          </table:table-cell>
          <table:table-cell office:value-type="string">
            <text:p>Erik Proctor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6]" office:value-type="string" office:string-value="2019-09-24">
            <text:p>2019-09-24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7]" office:value-type="string" office:string-value="2019-09-24">
            <text:p>2019-09-24</text:p>
          </table:table-cell>
          <table:table-cell office:value-type="string">
            <text:p>Roy Perkel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8]" office:value-type="string" office:string-value="2019-09-24">
            <text:p>2019-09-24</text:p>
          </table:table-cell>
          <table:table-cell office:value-type="string">
            <text:p>Ben Napili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39]" office:value-type="string" office:string-value="2019-09-24">
            <text:p>2019-09-24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0]" office:value-type="string" office:string-value="2019-09-24">
            <text:p>2019-09-24</text:p>
          </table:table-cell>
          <table:table-cell office:value-type="string">
            <text:p>Nithin Tharaka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1]" office:value-type="string" office:string-value="2019-09-24">
            <text:p>2019-09-24</text:p>
          </table:table-cell>
          <table:table-cell office:value-type="string">
            <text:p>Paul Martinez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2]" office:value-type="string" office:string-value="2019-09-24">
            <text:p>2019-09-24</text:p>
          </table:table-cell>
          <table:table-cell office:value-type="string">
            <text:p>Carlos Rodrigue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3]" office:value-type="string" office:string-value="2019-09-24">
            <text:p>2019-09-24</text:p>
          </table:table-cell>
          <table:table-cell office:value-type="string">
            <text:p>Mika Kerr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4]" office:value-type="string" office:string-value="2019-09-24">
            <text:p>2019-09-24</text:p>
          </table:table-cell>
          <table:table-cell office:value-type="string">
            <text:p>Scott Marfiel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5]" office:value-type="string" office:string-value="2019-09-24">
            <text:p>2019-09-24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6]" office:value-type="string" office:string-value="2019-09-24">
            <text:p>2019-09-24</text:p>
          </table:table-cell>
          <table:table-cell office:value-type="string">
            <text:p>Alex Mendes da Costa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7]" office:value-type="string" office:string-value="2019-09-24">
            <text:p>2019-09-24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8]" office:value-type="string" office:string-value="2019-09-24">
            <text:p>2019-09-24</text:p>
          </table:table-cell>
          <table:table-cell office:value-type="string">
            <text:p>Polo Black-Goud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9]" office:value-type="string" office:string-value="2019-09-24">
            <text:p>2019-09-24</text:p>
          </table:table-cell>
          <table:table-cell office:value-type="string">
            <text:p>Walt Bartas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50]" office:value-type="string" office:string-value="2019-09-24">
            <text:p>2019-09-24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1]" office:value-type="string" office:string-value="2019-09-24">
            <text:p>2019-09-24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2]" office:value-type="string" office:string-value="2019-09-24">
            <text:p>2019-09-24</text:p>
          </table:table-cell>
          <table:table-cell office:value-type="string">
            <text:p>John McNulty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3]" office:value-type="string" office:string-value="2019-09-24">
            <text:p>2019-09-24</text:p>
          </table:table-cell>
          <table:table-cell office:value-type="string">
            <text:p>Skinner Arteag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4]" office:value-type="string" office:string-value="2019-09-24">
            <text:p>2019-09-24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5]" office:value-type="string" office:string-value="2019-09-24">
            <text:p>2019-09-24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6]" office:value-type="string" office:string-value="2019-09-24">
            <text:p>2019-09-24</text:p>
          </table:table-cell>
          <table:table-cell office:value-type="string">
            <text:p>Jason Bucy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7]" office:value-type="string" office:string-value="2019-09-24">
            <text:p>2019-09-24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8]" office:value-type="string" office:string-value="2019-09-24">
            <text:p>2019-09-24</text:p>
          </table:table-cell>
          <table:table-cell office:value-type="string">
            <text:p>Matt Paul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9]" office:value-type="string" office:string-value="2019-09-24">
            <text:p>2019-09-24</text:p>
          </table:table-cell>
          <table:table-cell office:value-type="string">
            <text:p>Max Sanchez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60]" office:value-type="string" office:string-value="2019-09-24">
            <text:p>2019-09-24</text:p>
          </table:table-cell>
          <table:table-cell office:value-type="string">
            <text:p>Michael Moren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561]" office:value-type="string" office:string-value="2019-09-24">
            <text:p>2019-09-24</text:p>
          </table:table-cell>
          <table:table-cell office:value-type="string">
            <text:p>Antonio Herrer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2]" office:value-type="string" office:string-value="2019-09-24">
            <text:p>2019-09-24</text:p>
          </table:table-cell>
          <table:table-cell office:value-type="string">
            <text:p>Casey O'Neill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3]" office:value-type="string" office:string-value="2019-09-24">
            <text:p>2019-09-24</text:p>
          </table:table-cell>
          <table:table-cell office:value-type="string">
            <text:p>Hakim Boukhalou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4]" office:value-type="string" office:string-value="2019-09-24">
            <text:p>2019-09-24</text:p>
          </table:table-cell>
          <table:table-cell office:value-type="string">
            <text:p>Nick Giangrec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5]" office:value-type="string" office:string-value="2019-09-24">
            <text:p>2019-09-24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566]" office:value-type="string" office:string-value="2019-09-24">
            <text:p>2019-09-24</text:p>
          </table:table-cell>
          <table:table-cell office:value-type="string">
            <text:p>Greg Morga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7]" office:value-type="string" office:string-value="2019-09-24">
            <text:p>2019-09-24</text:p>
          </table:table-cell>
          <table:table-cell office:value-type="string">
            <text:p>Henry Vazquez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8]" office:value-type="string" office:string-value="2019-09-24">
            <text:p>2019-09-24</text:p>
          </table:table-cell>
          <table:table-cell office:value-type="string">
            <text:p>John Frakes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9]" office:value-type="string" office:string-value="2019-09-24">
            <text:p>2019-09-24</text:p>
          </table:table-cell>
          <table:table-cell office:value-type="string">
            <text:p>Kelvin Chu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70]" office:value-type="string" office:string-value="2019-09-24">
            <text:p>2019-09-24</text:p>
          </table:table-cell>
          <table:table-cell office:value-type="string">
            <text:p>Doug Johnst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1]" office:value-type="string" office:string-value="2019-09-24">
            <text:p>2019-09-24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2]" office:value-type="string" office:string-value="2019-09-24">
            <text:p>2019-09-24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3]" office:value-type="string" office:string-value="2019-09-24">
            <text:p>2019-09-24</text:p>
          </table:table-cell>
          <table:table-cell office:value-type="string">
            <text:p>Salvador Mira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4]" office:value-type="string" office:string-value="2019-09-24">
            <text:p>2019-09-24</text:p>
          </table:table-cell>
          <table:table-cell office:value-type="string">
            <text:p>Daniel Scrivan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5]" office:value-type="string" office:string-value="2019-09-24">
            <text:p>2019-09-24</text:p>
          </table:table-cell>
          <table:table-cell office:value-type="string">
            <text:p>Greg Weed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6]" office:value-type="string" office:string-value="2019-09-24">
            <text:p>2019-09-24</text:p>
          </table:table-cell>
          <table:table-cell office:value-type="string">
            <text:p>Juan Carlos Buenrostr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7]" office:value-type="string" office:string-value="2019-09-24">
            <text:p>2019-09-24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8]" office:value-type="string" office:string-value="2019-09-24">
            <text:p>2019-09-24</text:p>
          </table:table-cell>
          <table:table-cell office:value-type="string">
            <text:p>Eric Kalis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79]" office:value-type="string" office:string-value="2019-09-24">
            <text:p>2019-09-24</text:p>
          </table:table-cell>
          <table:table-cell office:value-type="string">
            <text:p>Lawrence Lee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0]" office:value-type="string" office:string-value="2019-09-24">
            <text:p>2019-09-24</text:p>
          </table:table-cell>
          <table:table-cell office:value-type="string">
            <text:p>Matt Morris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1]" office:value-type="string" office:string-value="2019-09-24">
            <text:p>2019-09-24</text:p>
          </table:table-cell>
          <table:table-cell office:value-type="string">
            <text:p>Richard Oliv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2]" office:value-type="string" office:string-value="2019-09-24">
            <text:p>2019-09-24</text:p>
          </table:table-cell>
          <table:table-cell office:value-type="string">
            <text:p>Thomas Messer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3]" office:value-type="string" office:string-value="2019-09-24">
            <text:p>2019-09-24</text:p>
          </table:table-cell>
          <table:table-cell office:value-type="string">
            <text:p>Brad Shewmake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4]" office:value-type="string" office:string-value="2019-09-24">
            <text:p>2019-09-24</text:p>
          </table:table-cell>
          <table:table-cell office:value-type="string">
            <text:p>Bryan Hoff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5]" office:value-type="string" office:string-value="2019-09-24">
            <text:p>2019-09-24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6]" office:value-type="string" office:string-value="2019-09-24">
            <text:p>2019-09-24</text:p>
          </table:table-cell>
          <table:table-cell office:value-type="string">
            <text:p>Mar Ronquill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7]" office:value-type="string" office:string-value="2019-09-24">
            <text:p>2019-09-24</text:p>
          </table:table-cell>
          <table:table-cell office:value-type="string">
            <text:p>Mathieu Guglielmi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8]" office:value-type="string" office:string-value="2019-09-24">
            <text:p>2019-09-24</text:p>
          </table:table-cell>
          <table:table-cell office:value-type="string">
            <text:p>LanAhn Kerr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89]" office:value-type="string" office:string-value="2019-09-24">
            <text:p>2019-09-24</text:p>
          </table:table-cell>
          <table:table-cell office:value-type="string">
            <text:p>Ozzie Orozc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0]" office:value-type="string" office:string-value="2019-09-24">
            <text:p>2019-09-24</text:p>
          </table:table-cell>
          <table:table-cell office:value-type="string">
            <text:p>Peter Lee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1]" office:value-type="string" office:string-value="2019-09-24">
            <text:p>2019-09-24</text:p>
          </table:table-cell>
          <table:table-cell office:value-type="string">
            <text:p>Andy Cunningham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2]" office:value-type="string" office:string-value="2019-09-24">
            <text:p>2019-09-24</text:p>
          </table:table-cell>
          <table:table-cell office:value-type="string">
            <text:p>Austin Kelso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3]" office:value-type="string" office:string-value="2019-09-24">
            <text:p>2019-09-24</text:p>
          </table:table-cell>
          <table:table-cell office:value-type="string">
            <text:p>Jocelyn Angele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4]" office:value-type="string" office:string-value="2019-09-24">
            <text:p>2019-09-24</text:p>
          </table:table-cell>
          <table:table-cell office:value-type="string">
            <text:p>Katrina Ariola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5]" office:value-type="string" office:string-value="2019-09-24">
            <text:p>2019-09-24</text:p>
          </table:table-cell>
          <table:table-cell office:value-type="string">
            <text:p>NIck Chackel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6]" office:value-type="string" office:string-value="2019-09-24">
            <text:p>2019-09-24</text:p>
          </table:table-cell>
          <table:table-cell office:value-type="string">
            <text:p>Perry Logan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7]" office:value-type="string" office:string-value="2019-09-24">
            <text:p>2019-09-24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8]" office:value-type="string" office:string-value="2019-09-24">
            <text:p>2019-09-24</text:p>
          </table:table-cell>
          <table:table-cell office:value-type="string">
            <text:p>Joel Talevi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599]" office:value-type="string" office:string-value="2019-09-24">
            <text:p>2019-09-24</text:p>
          </table:table-cell>
          <table:table-cell office:value-type="string">
            <text:p>Julian Ostrow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0]" office:value-type="string" office:string-value="2019-09-24">
            <text:p>2019-09-24</text:p>
          </table:table-cell>
          <table:table-cell office:value-type="string">
            <text:p>Kurt Weitzman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1]" office:value-type="string" office:string-value="2019-09-24">
            <text:p>2019-09-24</text:p>
          </table:table-cell>
          <table:table-cell office:value-type="string">
            <text:p>Lorax Stalter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2]" office:value-type="string" office:string-value="2019-09-24">
            <text:p>2019-09-24</text:p>
          </table:table-cell>
          <table:table-cell office:value-type="string">
            <text:p>Bob Schnatterly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3]" office:value-type="string" office:string-value="2019-09-24">
            <text:p>2019-09-24</text:p>
          </table:table-cell>
          <table:table-cell office:value-type="string">
            <text:p>Phillip Romano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4]" office:value-type="string" office:string-value="2019-09-24">
            <text:p>2019-09-24</text:p>
          </table:table-cell>
          <table:table-cell office:value-type="string">
            <text:p>Troy Brunet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5]" office:value-type="string" office:string-value="2019-09-24">
            <text:p>2019-09-24</text:p>
          </table:table-cell>
          <table:table-cell office:value-type="string">
            <text:p>Buddy Jacque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606]" office:value-type="string" office:string-value="2019-09-24">
            <text:p>2019-09-24</text:p>
          </table:table-cell>
          <table:table-cell office:value-type="string">
            <text:p>JD David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7]" office:value-type="string" office:string-value="2019-09-24">
            <text:p>2019-09-24</text:p>
          </table:table-cell>
          <table:table-cell office:value-type="string">
            <text:p>Steven Chamberlain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8]" office:value-type="string" office:string-value="2019-09-24">
            <text:p>2019-09-24</text:p>
          </table:table-cell>
          <table:table-cell office:value-type="string">
            <text:p>Bernie Herschbein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09]" office:value-type="string" office:string-value="2019-09-24">
            <text:p>2019-09-24</text:p>
          </table:table-cell>
          <table:table-cell office:value-type="string">
            <text:p>Milan Plevnik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10]" office:value-type="string" office:string-value="2019-09-24">
            <text:p>2019-09-24</text:p>
          </table:table-cell>
          <table:table-cell office:value-type="string">
            <text:p>Keith Deming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611]" office:value-type="string" office:string-value="2019-09-24">
            <text:p>2019-09-24</text:p>
          </table:table-cell>
          <table:table-cell office:value-type="string">
            <text:p>Emily Adams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612]" office:value-type="string" office:string-value="2019-09-24">
            <text:p>2019-09-24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613]" office:value-type="string" office:string-value="2019-09-24">
            <text:p>2019-09-24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4]" office:value-type="string" office:string-value="2019-09-24">
            <text:p>2019-09-24</text:p>
          </table:table-cell>
          <table:table-cell office:value-type="string">
            <text:p>Nathan Davi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5]" office:value-type="string" office:string-value="2019-09-24">
            <text:p>2019-09-24</text:p>
          </table:table-cell>
          <table:table-cell office:value-type="string">
            <text:p>Jocelyn Rosen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6]" office:value-type="string" office:string-value="2019-09-24">
            <text:p>2019-09-24</text:p>
          </table:table-cell>
          <table:table-cell office:value-type="string">
            <text:p>John Putnam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7]" office:value-type="string" office:string-value="2019-09-24">
            <text:p>2019-09-24</text:p>
          </table:table-cell>
          <table:table-cell office:value-type="string">
            <text:p>Ninad Desai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8]" office:value-type="string" office:string-value="2019-09-24">
            <text:p>2019-09-24</text:p>
          </table:table-cell>
          <table:table-cell office:value-type="string">
            <text:p>Austin Day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19]" office:value-type="string" office:string-value="2019-09-24">
            <text:p>2019-09-24</text:p>
          </table:table-cell>
          <table:table-cell office:value-type="string">
            <text:p>Greg Mickla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20]" office:value-type="string" office:string-value="2019-09-24">
            <text:p>2019-09-24</text:p>
          </table:table-cell>
          <table:table-cell office:value-type="string">
            <text:p>Malcolm King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621]" office:value-type="string" office:string-value="2019-09-24">
            <text:p>2019-09-24</text:p>
          </table:table-cell>
          <table:table-cell office:value-type="string">
            <text:p>Michael Bouey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2]" office:value-type="string" office:string-value="2019-09-24">
            <text:p>2019-09-24</text:p>
          </table:table-cell>
          <table:table-cell office:value-type="string">
            <text:p>Patrick Hunt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3]" office:value-type="string" office:string-value="2019-09-24">
            <text:p>2019-09-24</text:p>
          </table:table-cell>
          <table:table-cell office:value-type="string">
            <text:p>Todd Emmel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624]" office:value-type="string" office:string-value="2019-09-24">
            <text:p>2019-09-24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625]" office:value-type="string" office:string-value="2019-09-24">
            <text:p>2019-09-24</text:p>
          </table:table-cell>
          <table:table-cell office:value-type="string">
            <text:p>Fran Herman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6]" office:value-type="string" office:string-value="2019-09-24">
            <text:p>2019-09-24</text:p>
          </table:table-cell>
          <table:table-cell office:value-type="string">
            <text:p>Zeon Kitchiner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7]" office:value-type="string" office:string-value="2019-09-24">
            <text:p>2019-09-24</text:p>
          </table:table-cell>
          <table:table-cell office:value-type="string">
            <text:p>Joina Liao</text:p>
          </table:table-cell>
          <table:table-cell office:value-type="float" office:value="454">
            <text:p>454</text:p>
          </table:table-cell>
        </table:table-row>
        <table:table-row table:style-name="ro3">
          <table:table-cell table:formula="of:=[.A628]" office:value-type="string" office:string-value="2019-09-24">
            <text:p>2019-09-24</text:p>
          </table:table-cell>
          <table:table-cell office:value-type="string">
            <text:p>Ian Jolly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629]" office:value-type="string" office:string-value="2019-09-24">
            <text:p>2019-09-24</text:p>
          </table:table-cell>
          <table:table-cell office:value-type="string">
            <text:p>Rodney Zarnegar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630]" office:value-type="string" office:string-value="2019-09-24">
            <text:p>2019-09-24</text:p>
          </table:table-cell>
          <table:table-cell office:value-type="string">
            <text:p>Alice Davis</text:p>
          </table:table-cell>
          <table:table-cell office:value-type="float" office:value="446">
            <text:p>446</text:p>
          </table:table-cell>
        </table:table-row>
        <table:table-row table:style-name="ro3">
          <table:table-cell table:formula="of:=[.A631]" office:value-type="string" office:string-value="2019-09-24">
            <text:p>2019-09-24</text:p>
          </table:table-cell>
          <table:table-cell office:value-type="string">
            <text:p>Gerald Borjas</text:p>
          </table:table-cell>
          <table:table-cell office:value-type="float" office:value="434">
            <text:p>434</text:p>
          </table:table-cell>
        </table:table-row>
        <table:table-row table:style-name="ro3">
          <table:table-cell table:formula="of:=[.A632]" office:value-type="string" office:string-value="2019-09-24">
            <text:p>2019-09-24</text:p>
          </table:table-cell>
          <table:table-cell office:value-type="string">
            <text:p>Marcelo Aviles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table:formula="of:=[.A633]" office:value-type="string" office:string-value="2019-09-24">
            <text:p>2019-09-24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634]" office:value-type="string" office:string-value="2019-09-24">
            <text:p>2019-09-24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635]" office:value-type="string" office:string-value="2019-09-24">
            <text:p>2019-09-24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636]" office:value-type="string" office:string-value="2019-09-24">
            <text:p>2019-09-24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7]" office:value-type="string" office:string-value="2019-09-24">
            <text:p>2019-09-24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8]" office:value-type="string" office:string-value="2019-09-24">
            <text:p>2019-09-24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639]" office:value-type="string" office:string-value="2019-09-24">
            <text:p>2019-09-24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640]" office:value-type="string" office:string-value="2019-09-24">
            <text:p>2019-09-24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641]" office:value-type="string" office:string-value="2019-09-24">
            <text:p>2019-09-24</text:p>
          </table:table-cell>
          <table:table-cell office:value-type="string">
            <text:p>Yuko Takahashi</text:p>
          </table:table-cell>
          <table:table-cell office:value-type="float" office:value="395">
            <text:p>395</text:p>
          </table:table-cell>
        </table:table-row>
        <table:table-row table:style-name="ro3">
          <table:table-cell table:formula="of:=[.A642]" office:value-type="string" office:string-value="2019-09-24">
            <text:p>2019-09-24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3]" office:value-type="string" office:string-value="2019-09-24">
            <text:p>2019-09-24</text:p>
          </table:table-cell>
          <table:table-cell office:value-type="string">
            <text:p>Travis Yalup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4]" office:value-type="string" office:string-value="2019-09-24">
            <text:p>2019-09-24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table:formula="of:=[.A645]" office:value-type="string" office:string-value="2019-09-24">
            <text:p>2019-09-24</text:p>
          </table:table-cell>
          <table:table-cell office:value-type="string">
            <text:p>Stern Montoya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646]" office:value-type="string" office:string-value="2019-09-24">
            <text:p>2019-09-24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647]" office:value-type="string" office:string-value="2019-09-24">
            <text:p>2019-09-24</text:p>
          </table:table-cell>
          <table:table-cell office:value-type="string">
            <text:p>Laura Wiggins</text:p>
          </table:table-cell>
          <table:table-cell office:value-type="float" office:value="358">
            <text:p>358</text:p>
          </table:table-cell>
        </table:table-row>
        <table:table-row table:style-name="ro3">
          <table:table-cell table:formula="of:=[.A648]" office:value-type="string" office:string-value="2019-09-24">
            <text:p>2019-09-24</text:p>
          </table:table-cell>
          <table:table-cell office:value-type="string">
            <text:p>Patrick Picard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formula="of:=[.A649]" office:value-type="string" office:string-value="2019-09-24">
            <text:p>2019-09-24</text:p>
          </table:table-cell>
          <table:table-cell office:value-type="string">
            <text:p>Travis Santos</text:p>
          </table:table-cell>
          <table:table-cell office:value-type="float" office:value="334">
            <text:p>334</text:p>
          </table:table-cell>
        </table:table-row>
        <table:table-row table:style-name="ro3">
          <table:table-cell table:formula="of:=[.A650]" office:value-type="string" office:string-value="2019-09-24">
            <text:p>2019-09-24</text:p>
          </table:table-cell>
          <table:table-cell office:value-type="string">
            <text:p>David Norris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table:formula="of:=[.A651]" office:value-type="string" office:string-value="2019-09-24">
            <text:p>2019-09-24</text:p>
          </table:table-cell>
          <table:table-cell office:value-type="string">
            <text:p>Annabelle Cabuhat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652]" office:value-type="string" office:string-value="2019-09-24">
            <text:p>2019-09-24</text:p>
          </table:table-cell>
          <table:table-cell office:value-type="string">
            <text:p>Joan Pettijohn</text:p>
          </table:table-cell>
          <table:table-cell office:value-type="float" office:value="276">
            <text:p>276</text:p>
          </table:table-cell>
        </table:table-row>
        <table:table-row table:style-name="ro3">
          <table:table-cell table:formula="of:=[.A653]" office:value-type="string" office:string-value="2019-09-24">
            <text:p>2019-09-24</text:p>
          </table:table-cell>
          <table:table-cell office:value-type="string">
            <text:p>Sharon Yencharis</text:p>
          </table:table-cell>
          <table:table-cell office:value-type="float" office:value="230">
            <text:p>230</text:p>
          </table:table-cell>
        </table:table-row>
        <table:table-row table:style-name="ro3">
          <table:table-cell table:formula="of:=[.A654]" office:value-type="string" office:string-value="2019-09-24">
            <text:p>2019-09-24</text:p>
          </table:table-cell>
          <table:table-cell office:value-type="string">
            <text:p>Alex Peralta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table:formula="of:=[.A655]" office:value-type="string" office:string-value="2019-09-24">
            <text:p>2019-09-24</text:p>
          </table:table-cell>
          <table:table-cell office:value-type="string">
            <text:p>Tetyana Swann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656]" office:value-type="string" office:string-value="2019-09-24">
            <text:p>2019-09-24</text:p>
          </table:table-cell>
          <table:table-cell office:value-type="string">
            <text:p>Jules Tanseco</text:p>
          </table:table-cell>
          <table:table-cell office:value-type="float" office:value="128">
            <text:p>128</text:p>
          </table:table-cell>
        </table:table-row>
        <table:table-row table:style-name="ro3">
          <table:table-cell table:formula="of:=[.A657]" office:value-type="string" office:string-value="2019-09-24">
            <text:p>2019-09-24</text:p>
          </table:table-cell>
          <table:table-cell office:value-type="string">
            <text:p>Levon Sanossian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kip Perry</text:p>
          </table:table-cell>
          <table:table-cell office:value-type="float" office:value="640">
            <text:p>64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ke Maxwell</text:p>
          </table:table-cell>
          <table:table-cell office:value-type="float" office:value="575">
            <text:p>57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cholas Lansdown</text:p>
          </table:table-cell>
          <table:table-cell office:value-type="float" office:value="552">
            <text:p>55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van Burgess</text:p>
          </table:table-cell>
          <table:table-cell office:value-type="float" office:value="546">
            <text:p>54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shua Maldonado</text:p>
          </table:table-cell>
          <table:table-cell office:value-type="float" office:value="546">
            <text:p>54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om Seymour DeGraffenried</text:p>
          </table:table-cell>
          <table:table-cell office:value-type="float" office:value="541">
            <text:p>54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Victor Ramos</text:p>
          </table:table-cell>
          <table:table-cell office:value-type="float" office:value="540">
            <text:p>54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ob Simon</text:p>
          </table:table-cell>
          <table:table-cell office:value-type="float" office:value="537">
            <text:p>53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yan Piaget</text:p>
          </table:table-cell>
          <table:table-cell office:value-type="float" office:value="537">
            <text:p>53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im Neale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ajat Kansal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ric Babaki</text:p>
          </table:table-cell>
          <table:table-cell office:value-type="float" office:value="532">
            <text:p>53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oah Snyder</text:p>
          </table:table-cell>
          <table:table-cell office:value-type="float" office:value="532">
            <text:p>53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en Green</text:p>
          </table:table-cell>
          <table:table-cell office:value-type="float" office:value="528">
            <text:p>52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ris Klin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ene Denis</text:p>
          </table:table-cell>
          <table:table-cell office:value-type="float" office:value="524">
            <text:p>52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n Williams</text:p>
          </table:table-cell>
          <table:table-cell office:value-type="float" office:value="523">
            <text:p>52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ris DuCoing</text:p>
          </table:table-cell>
          <table:table-cell office:value-type="float" office:value="522">
            <text:p>52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ul McCue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Ick Mariani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trick Hyde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ick Bradford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n Sorge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yan Robison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teven Pease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ul Krohn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ri Cowen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rthur Patterson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Will Chadwick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rrel Haslip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ric Gruttemeye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ck Radford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hom Moye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rystal Kelem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eith Neal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lav Shah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b Cosgriff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Huu Nguyen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ma Gaadadsuren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riscilla Shiells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olton Callahan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ames Bavaso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ristopher Doornbos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Ian Montbrun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unal Lakhan-Pa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rk Sorensen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ylan Pulliam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lien Roeser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tt Weyls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nthony Hydron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eith Rubia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dam Bowley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en Napili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indy Kim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arlos Gonzalez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hris Peterson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ason Gilliland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olo Black-Goud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y Luo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adley Roberts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ex Mendes da Costa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ul Martinez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x Sanchez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ka Kerr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Hakim Boukhaloua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ason Bucy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hn McNulty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ck Giangreco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bin McAloon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y Perkel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kinner Arteaga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arlos Rodrigues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hn Kiltinen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thin Tharakan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stin Dayto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tt Paul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chael Moreno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ntonio Herrera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asey O'Neill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rik Proctor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Greg Weed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hn Larki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cott Marfield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ad Shewmake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endan Payne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M Reasonda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hn Frakes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alvador Miranda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homas Messer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ndy Cunningham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oug Johnston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awrence Lee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Walt Bartas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ryan Hoff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niel Scrivano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el Talevi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an Carlos Buenrostro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lian Ostrow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thieu Guglielmi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tt Morrish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roy Brunet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Frank Augustine Jr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elvin Chung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erry Logan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ric Kalisa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Henry Vazquez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ob Schnatterly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D David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anAhn Kerr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eter Lee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ck Chackel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ustin Kelso</text:p>
          </table:table-cell>
          <table:table-cell office:value-type="float" office:value="477">
            <text:p>47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celyn Angeles</text:p>
          </table:table-cell>
          <table:table-cell office:value-type="float" office:value="476">
            <text:p>47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r Ronquillo</text:p>
          </table:table-cell>
          <table:table-cell office:value-type="float" office:value="476">
            <text:p>47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orax Stalter</text:p>
          </table:table-cell>
          <table:table-cell office:value-type="float" office:value="475">
            <text:p>47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atrina Ariola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Ozzie Orozco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amara Herring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athan Davis</text:p>
          </table:table-cell>
          <table:table-cell office:value-type="float" office:value="472">
            <text:p>47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teven Chamberlain</text:p>
          </table:table-cell>
          <table:table-cell office:value-type="float" office:value="470">
            <text:p>47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eith Deming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uddy Jacques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Emily Adams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lan Plevnik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Kurt Weitzmann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hillip Romano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Bernie Herschbein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lcolm King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guel Chimas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celyn Rosen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Greg Micklas</text:p>
          </table:table-cell>
          <table:table-cell office:value-type="float" office:value="461">
            <text:p>46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ustin Day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hn Putnam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trick Hunt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odd Emmel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chael Bouey</text:p>
          </table:table-cell>
          <table:table-cell office:value-type="float" office:value="459">
            <text:p>45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inad Desai</text:p>
          </table:table-cell>
          <table:table-cell office:value-type="float" office:value="459">
            <text:p>45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Noel Alpin</text:p>
          </table:table-cell>
          <table:table-cell office:value-type="float" office:value="458">
            <text:p>45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Fran Herman</text:p>
          </table:table-cell>
          <table:table-cell office:value-type="float" office:value="455">
            <text:p>45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ina Liao</text:p>
          </table:table-cell>
          <table:table-cell office:value-type="float" office:value="449">
            <text:p>44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Zeon Kitchiner</text:p>
          </table:table-cell>
          <table:table-cell office:value-type="float" office:value="449">
            <text:p>44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Ian Jolly</text:p>
          </table:table-cell>
          <table:table-cell office:value-type="float" office:value="448">
            <text:p>44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ice Davis</text:p>
          </table:table-cell>
          <table:table-cell office:value-type="float" office:value="443">
            <text:p>44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Gerald Borjas</text:p>
          </table:table-cell>
          <table:table-cell office:value-type="float" office:value="436">
            <text:p>43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arcelo Aviles</text:p>
          </table:table-cell>
          <table:table-cell office:value-type="float" office:value="435">
            <text:p>43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Cristina Urreaga</text:p>
          </table:table-cell>
          <table:table-cell office:value-type="float" office:value="416">
            <text:p>41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heree Taft</text:p>
          </table:table-cell>
          <table:table-cell office:value-type="float" office:value="413">
            <text:p>41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ravis Yalup</text:p>
          </table:table-cell>
          <table:table-cell office:value-type="float" office:value="393">
            <text:p>393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rish Gardner</text:p>
          </table:table-cell>
          <table:table-cell office:value-type="float" office:value="392">
            <text:p>392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Gerlie Mendoza</text:p>
          </table:table-cell>
          <table:table-cell office:value-type="float" office:value="390">
            <text:p>39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Patrick Picard</text:p>
          </table:table-cell>
          <table:table-cell office:value-type="float" office:value="377">
            <text:p>37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tern Montoya</text:p>
          </table:table-cell>
          <table:table-cell office:value-type="float" office:value="377">
            <text:p>37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erry Ervin</text:p>
          </table:table-cell>
          <table:table-cell office:value-type="float" office:value="361">
            <text:p>361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aura Wiggins</text:p>
          </table:table-cell>
          <table:table-cell office:value-type="float" office:value="360">
            <text:p>36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David Norris</text:p>
          </table:table-cell>
          <table:table-cell office:value-type="float" office:value="308">
            <text:p>30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nnabelle Cabuhat</text:p>
          </table:table-cell>
          <table:table-cell office:value-type="float" office:value="307">
            <text:p>30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oan Pettijohn</text:p>
          </table:table-cell>
          <table:table-cell office:value-type="float" office:value="284">
            <text:p>284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Sharon Yencharis</text:p>
          </table:table-cell>
          <table:table-cell office:value-type="float" office:value="250">
            <text:p>250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Alex Peralta</text:p>
          </table:table-cell>
          <table:table-cell office:value-type="float" office:value="197">
            <text:p>197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Jules Tanseco</text:p>
          </table:table-cell>
          <table:table-cell office:value-type="float" office:value="168">
            <text:p>168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Tetyana Swann</text:p>
          </table:table-cell>
          <table:table-cell office:value-type="float" office:value="125">
            <text:p>125</text:p>
          </table:table-cell>
        </table:table-row>
        <table:table-row table:style-name="ro4">
          <table:table-cell office:value-type="string">
            <text:p>2019-10-01</text:p>
          </table:table-cell>
          <table:table-cell office:value-type="string">
            <text:p>Levon Sanossian</text:p>
          </table:table-cell>
          <table:table-cell office:value-type="float" office:value="52">
            <text:p>5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10/04/2019</text:date>, <text:time>12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19-10-04T12:11:10</dc:date>
    <dc:creator>Skip Perry</dc:creator>
    <meta:editing-duration>PT3M20S</meta:editing-duration>
    <meta:editing-cycles>4</meta:editing-cycles>
    <meta:generator>OpenOffice/4.1.6$Unix OpenOffice.org_project/416m1$Build-9790</meta:generator>
    <meta:document-statistic meta:table-count="3" meta:cell-count="2634" meta:object-count="0"/>
  </office:meta>
</office:document-meta>
</file>